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eaterOrEqual.GreaterOrEqual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eaterOrEqua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eaterOrEqual.matchResult( in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